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Fixed-time</text:p>
          </table:table-cell>
          <table:table-cell office:value-type="string" table:style-name="ce1">
            <text:p>Q-learning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3"/>
          <table:table-cell table:style-name="ce1">
            <draw:frame draw:z-index="1" draw:id="id0" draw:style-name="a0" draw:name="Chart 2" svg:x="0.30833in" svg:y="0.025in" svg:width="5in" svg:height="3.2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197" table:style-name="ce1">
            <text:p>19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04" table:style-name="ce1">
            <text:p>20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11" table:style-name="ce1">
            <text:p>2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18" table:style-name="ce1">
            <text:p>21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25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232" table:style-name="ce1">
            <text:p>23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39" table:style-name="ce1">
            <text:p>23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46" table:style-name="ce1">
            <text:p>24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53" table:style-name="ce1">
            <text:p>25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60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67" table:style-name="ce1">
            <text:p>26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74" table:style-name="ce1">
            <text:p>27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81" table:style-name="ce1">
            <text:p>28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88" table:style-name="ce1">
            <text:p>28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95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302" table:style-name="ce1">
            <text:p>30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309" table:style-name="ce1">
            <text:p>30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316" table:style-name="ce1">
            <text:p>31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323" table:style-name="ce1">
            <text:p>32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330" table:style-name="ce1">
            <text:p>33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37" table:style-name="ce1">
            <text:p>33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344" table:style-name="ce1">
            <text:p>34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351" table:style-name="ce1">
            <text:p>35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58" table:style-name="ce1">
            <text:p>35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365" table:style-name="ce1">
            <text:p>36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372" table:style-name="ce1">
            <text:p>37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379" table:style-name="ce1">
            <text:p>37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86" table:style-name="ce1">
            <text:p>38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93" table:style-name="ce1">
            <text:p>39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407" table:style-name="ce1">
            <text:p>40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414" table:style-name="ce1">
            <text:p>41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421" table:style-name="ce1">
            <text:p>42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428" table:style-name="ce1">
            <text:p>42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435" table:style-name="ce1">
            <text:p>43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442" table:style-name="ce1">
            <text:p>44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49" table:style-name="ce1">
            <text:p>44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456" table:style-name="ce1">
            <text:p>45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463" table:style-name="ce1">
            <text:p>46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470" table:style-name="ce1">
            <text:p>47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477" table:style-name="ce1">
            <text:p>47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84" table:style-name="ce1">
            <text:p>48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491" table:style-name="ce1">
            <text:p>49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498" table:style-name="ce1">
            <text:p>49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505" table:style-name="ce1">
            <text:p>50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512" table:style-name="ce1">
            <text:p>51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519" table:style-name="ce1">
            <text:p>51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26" table:style-name="ce1">
            <text:p>52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533" table:style-name="ce1">
            <text:p>53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540" table:style-name="ce1">
            <text:p>54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547" table:style-name="ce1">
            <text:p>54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554" table:style-name="ce1">
            <text:p>55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561" table:style-name="ce1">
            <text:p>56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68" table:style-name="ce1">
            <text:p>56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575" table:style-name="ce1">
            <text:p>57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582" table:style-name="ce1">
            <text:p>582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589" table:style-name="ce1">
            <text:p>58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596" table:style-name="ce1">
            <text:p>59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603" table:style-name="ce1">
            <text:p>60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610" table:style-name="ce1">
            <text:p>61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617" table:style-name="ce1">
            <text:p>61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624" table:style-name="ce1">
            <text:p>62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31" table:style-name="ce1">
            <text:p>63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638" table:style-name="ce1">
            <text:p>638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645" table:style-name="ce1">
            <text:p>64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652" table:style-name="ce1">
            <text:p>65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659" table:style-name="ce1">
            <text:p>65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666" table:style-name="ce1">
            <text:p>66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673" table:style-name="ce1">
            <text:p>67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680" table:style-name="ce1">
            <text:p>68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687" table:style-name="ce1">
            <text:p>68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694" table:style-name="ce1">
            <text:p>69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701" table:style-name="ce1">
            <text:p>70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708" table:style-name="ce1">
            <text:p>70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715" table:style-name="ce1">
            <text:p>71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722" table:style-name="ce1">
            <text:p>72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729" table:style-name="ce1">
            <text:p>72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736" table:style-name="ce1">
            <text:p>73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743" table:style-name="ce1">
            <text:p>74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757" table:style-name="ce1">
            <text:p>75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764" table:style-name="ce1">
            <text:p>76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771" table:style-name="ce1">
            <text:p>77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778" table:style-name="ce1">
            <text:p>77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785" table:style-name="ce1">
            <text:p>78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792" table:style-name="ce1">
            <text:p>79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799" table:style-name="ce1">
            <text:p>7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806" table:style-name="ce1">
            <text:p>80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813" table:style-name="ce1">
            <text:p>81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820" table:style-name="ce1">
            <text:p>82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827" table:style-name="ce1">
            <text:p>8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834" table:style-name="ce1">
            <text:p>83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841" table:style-name="ce1">
            <text:p>84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848" table:style-name="ce1">
            <text:p>84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855" table:style-name="ce1">
            <text:p>855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862" table:style-name="ce1">
            <text:p>86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869" table:style-name="ce1">
            <text:p>86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876" table:style-name="ce1">
            <text:p>87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883" table:style-name="ce1">
            <text:p>88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890" table:style-name="ce1">
            <text:p>89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897" table:style-name="ce1">
            <text:p>89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904" table:style-name="ce1">
            <text:p>904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911" table:style-name="ce1">
            <text:p>9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918" table:style-name="ce1">
            <text:p>91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925" table:style-name="ce1">
            <text:p>92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932" table:style-name="ce1">
            <text:p>93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939" table:style-name="ce1">
            <text:p>93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946" table:style-name="ce1">
            <text:p>94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953" table:style-name="ce1">
            <text:p>95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960" table:style-name="ce1">
            <text:p>96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967" table:style-name="ce1">
            <text:p>96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974" table:style-name="ce1">
            <text:p>97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981" table:style-name="ce1">
            <text:p>98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988" table:style-name="ce1">
            <text:p>98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995" table:style-name="ce1">
            <text:p>99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002" table:style-name="ce1">
            <text:p>100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009" table:style-name="ce1">
            <text:p>100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016" table:style-name="ce1">
            <text:p>101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023" table:style-name="ce1">
            <text:p>102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030" table:style-name="ce1">
            <text:p>10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037" table:style-name="ce1">
            <text:p>103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044" table:style-name="ce1">
            <text:p>104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051" table:style-name="ce1">
            <text:p>105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058" table:style-name="ce1">
            <text:p>105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065" table:style-name="ce1">
            <text:p>106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072" table:style-name="ce1">
            <text:p>107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79" table:style-name="ce1">
            <text:p>107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086" table:style-name="ce1">
            <text:p>108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093" table:style-name="ce1">
            <text:p>109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00" table:style-name="ce1">
            <text:p>110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107" table:style-name="ce1">
            <text:p>110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114" table:style-name="ce1">
            <text:p>111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121" table:style-name="ce1">
            <text:p>112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128" table:style-name="ce1">
            <text:p>112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135" table:style-name="ce1">
            <text:p>113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142" table:style-name="ce1">
            <text:p>114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149" table:style-name="ce1">
            <text:p>114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156" table:style-name="ce1">
            <text:p>115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163" table:style-name="ce1">
            <text:p>116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70" table:style-name="ce1">
            <text:p>117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177" table:style-name="ce1">
            <text:p>117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184" table:style-name="ce1">
            <text:p>1184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191" table:style-name="ce1">
            <text:p>119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198" table:style-name="ce1">
            <text:p>119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205" table:style-name="ce1">
            <text:p>120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1212" table:style-name="ce1">
            <text:p>121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219" table:style-name="ce1">
            <text:p>121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226" table:style-name="ce1">
            <text:p>122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1233" table:style-name="ce1">
            <text:p>123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40" table:style-name="ce1">
            <text:p>124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1247" table:style-name="ce1">
            <text:p>124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254" table:style-name="ce1">
            <text:p>125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261" table:style-name="ce1">
            <text:p>126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268" table:style-name="ce1">
            <text:p>126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275" table:style-name="ce1">
            <text:p>127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282" table:style-name="ce1">
            <text:p>128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289" table:style-name="ce1">
            <text:p>128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296" table:style-name="ce1">
            <text:p>129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303" table:style-name="ce1">
            <text:p>1303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310" table:style-name="ce1">
            <text:p>131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317" table:style-name="ce1">
            <text:p>131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324" table:style-name="ce1">
            <text:p>132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331" table:style-name="ce1">
            <text:p>133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338" table:style-name="ce1">
            <text:p>1338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1345" table:style-name="ce1">
            <text:p>134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52" table:style-name="ce1">
            <text:p>135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359" table:style-name="ce1">
            <text:p>135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366" table:style-name="ce1">
            <text:p>136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373" table:style-name="ce1">
            <text:p>137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80" table:style-name="ce1">
            <text:p>138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387" table:style-name="ce1">
            <text:p>1387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394" table:style-name="ce1">
            <text:p>1394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401" table:style-name="ce1">
            <text:p>140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408" table:style-name="ce1">
            <text:p>140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415" table:style-name="ce1">
            <text:p>141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422" table:style-name="ce1">
            <text:p>142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429" table:style-name="ce1">
            <text:p>142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436" table:style-name="ce1">
            <text:p>143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443" table:style-name="ce1">
            <text:p>144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450" table:style-name="ce1">
            <text:p>145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457" table:style-name="ce1">
            <text:p>145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464" table:style-name="ce1">
            <text:p>146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471" table:style-name="ce1">
            <text:p>147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478" table:style-name="ce1">
            <text:p>147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485" table:style-name="ce1">
            <text:p>148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492" table:style-name="ce1">
            <text:p>149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499" table:style-name="ce1">
            <text:p>14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506" table:style-name="ce1">
            <text:p>150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513" table:style-name="ce1">
            <text:p>151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20" table:style-name="ce1">
            <text:p>152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527" table:style-name="ce1">
            <text:p>15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534" table:style-name="ce1">
            <text:p>153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541" table:style-name="ce1">
            <text:p>154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548" table:style-name="ce1">
            <text:p>154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555" table:style-name="ce1">
            <text:p>155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562" table:style-name="ce1">
            <text:p>156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569" table:style-name="ce1">
            <text:p>156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576" table:style-name="ce1">
            <text:p>157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583" table:style-name="ce1">
            <text:p>158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90" table:style-name="ce1">
            <text:p>159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597" table:style-name="ce1">
            <text:p>159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604" table:style-name="ce1">
            <text:p>160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611" table:style-name="ce1">
            <text:p>161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618" table:style-name="ce1">
            <text:p>161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625" table:style-name="ce1">
            <text:p>162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632" table:style-name="ce1">
            <text:p>163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639" table:style-name="ce1">
            <text:p>163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646" table:style-name="ce1">
            <text:p>164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653" table:style-name="ce1">
            <text:p>165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660" table:style-name="ce1">
            <text:p>166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667" table:style-name="ce1">
            <text:p>166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674" table:style-name="ce1">
            <text:p>1674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681" table:style-name="ce1">
            <text:p>168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688" table:style-name="ce1">
            <text:p>168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695" table:style-name="ce1">
            <text:p>169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702" table:style-name="ce1">
            <text:p>170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709" table:style-name="ce1">
            <text:p>170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716" table:style-name="ce1">
            <text:p>171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723" table:style-name="ce1">
            <text:p>1723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730" table:style-name="ce1">
            <text:p>173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737" table:style-name="ce1">
            <text:p>173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744" table:style-name="ce1">
            <text:p>174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751" table:style-name="ce1">
            <text:p>175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758" table:style-name="ce1">
            <text:p>175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765" table:style-name="ce1">
            <text:p>176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772" table:style-name="ce1">
            <text:p>177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779" table:style-name="ce1">
            <text:p>177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786" table:style-name="ce1">
            <text:p>178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793" table:style-name="ce1">
            <text:p>179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800" table:style-name="ce1">
            <text:p>180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807" table:style-name="ce1">
            <text:p>180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814" table:style-name="ce1">
            <text:p>181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821" table:style-name="ce1">
            <text:p>182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828" table:style-name="ce1">
            <text:p>182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835" table:style-name="ce1">
            <text:p>183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842" table:style-name="ce1">
            <text:p>184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849" table:style-name="ce1">
            <text:p>184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856" table:style-name="ce1">
            <text:p>185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863" table:style-name="ce1">
            <text:p>186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870" table:style-name="ce1">
            <text:p>187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877" table:style-name="ce1">
            <text:p>187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884" table:style-name="ce1">
            <text:p>188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891" table:style-name="ce1">
            <text:p>189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898" table:style-name="ce1">
            <text:p>189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905" table:style-name="ce1">
            <text:p>190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912" table:style-name="ce1">
            <text:p>191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919" table:style-name="ce1">
            <text:p>191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926" table:style-name="ce1">
            <text:p>192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933" table:style-name="ce1">
            <text:p>193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940" table:style-name="ce1">
            <text:p>194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947" table:style-name="ce1">
            <text:p>194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954" table:style-name="ce1">
            <text:p>195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961" table:style-name="ce1">
            <text:p>196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968" table:style-name="ce1">
            <text:p>196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975" table:style-name="ce1">
            <text:p>197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982" table:style-name="ce1">
            <text:p>198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989" table:style-name="ce1">
            <text:p>198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996" table:style-name="ce1">
            <text:p>199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003" table:style-name="ce1">
            <text:p>200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010" table:style-name="ce1">
            <text:p>201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017" table:style-name="ce1">
            <text:p>201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024" table:style-name="ce1">
            <text:p>202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031" table:style-name="ce1">
            <text:p>203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038" table:style-name="ce1">
            <text:p>203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045" table:style-name="ce1">
            <text:p>204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052" table:style-name="ce1">
            <text:p>205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059" table:style-name="ce1">
            <text:p>205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066" table:style-name="ce1">
            <text:p>206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073" table:style-name="ce1">
            <text:p>207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080" table:style-name="ce1">
            <text:p>208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087" table:style-name="ce1">
            <text:p>208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094" table:style-name="ce1">
            <text:p>2094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101" table:style-name="ce1">
            <text:p>210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108" table:style-name="ce1">
            <text:p>210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115" table:style-name="ce1">
            <text:p>211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122" table:style-name="ce1">
            <text:p>212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129" table:style-name="ce1">
            <text:p>212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136" table:style-name="ce1">
            <text:p>2136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143" table:style-name="ce1">
            <text:p>214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150" table:style-name="ce1">
            <text:p>215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157" table:style-name="ce1">
            <text:p>215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164" table:style-name="ce1">
            <text:p>2164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171" table:style-name="ce1">
            <text:p>217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178" table:style-name="ce1">
            <text:p>217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85" table:style-name="ce1">
            <text:p>218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192" table:style-name="ce1">
            <text:p>219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99" table:style-name="ce1">
            <text:p>219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206" table:style-name="ce1">
            <text:p>2206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2213" table:style-name="ce1">
            <text:p>221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220" table:style-name="ce1">
            <text:p>222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227" table:style-name="ce1">
            <text:p>222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234" table:style-name="ce1">
            <text:p>2234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241" table:style-name="ce1">
            <text:p>224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248" table:style-name="ce1">
            <text:p>224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2255" table:style-name="ce1">
            <text:p>225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262" table:style-name="ce1">
            <text:p>226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269" table:style-name="ce1">
            <text:p>226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276" table:style-name="ce1">
            <text:p>227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283" table:style-name="ce1">
            <text:p>228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290" table:style-name="ce1">
            <text:p>229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2297" table:style-name="ce1">
            <text:p>229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304" table:style-name="ce1">
            <text:p>230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311" table:style-name="ce1">
            <text:p>231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318" table:style-name="ce1">
            <text:p>231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325" table:style-name="ce1">
            <text:p>232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332" table:style-name="ce1">
            <text:p>233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2339" table:style-name="ce1">
            <text:p>233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346" table:style-name="ce1">
            <text:p>234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353" table:style-name="ce1">
            <text:p>235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360" table:style-name="ce1">
            <text:p>236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367" table:style-name="ce1">
            <text:p>236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374" table:style-name="ce1">
            <text:p>237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381" table:style-name="ce1">
            <text:p>238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388" table:style-name="ce1">
            <text:p>238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2395" table:style-name="ce1">
            <text:p>239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402" table:style-name="ce1">
            <text:p>240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409" table:style-name="ce1">
            <text:p>240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416" table:style-name="ce1">
            <text:p>241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2423" table:style-name="ce1">
            <text:p>24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430" table:style-name="ce1">
            <text:p>243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437" table:style-name="ce1">
            <text:p>2437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444" table:style-name="ce1">
            <text:p>244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451" table:style-name="ce1">
            <text:p>245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458" table:style-name="ce1">
            <text:p>245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465" table:style-name="ce1">
            <text:p>246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472" table:style-name="ce1">
            <text:p>247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479" table:style-name="ce1">
            <text:p>247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486" table:style-name="ce1">
            <text:p>248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2493" table:style-name="ce1">
            <text:p>249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2500" table:style-name="ce1">
            <text:p>250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507" table:style-name="ce1">
            <text:p>250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514" table:style-name="ce1">
            <text:p>251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2521" table:style-name="ce1">
            <text:p>252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528" table:style-name="ce1">
            <text:p>252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535" table:style-name="ce1">
            <text:p>253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542" table:style-name="ce1">
            <text:p>254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549" table:style-name="ce1">
            <text:p>2549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556" table:style-name="ce1">
            <text:p>255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2563" table:style-name="ce1">
            <text:p>256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570" table:style-name="ce1">
            <text:p>257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2577" table:style-name="ce1">
            <text:p>257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584" table:style-name="ce1">
            <text:p>258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2591" table:style-name="ce1">
            <text:p>259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598" table:style-name="ce1">
            <text:p>259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605" table:style-name="ce1">
            <text:p>260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612" table:style-name="ce1">
            <text:p>261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619" table:style-name="ce1">
            <text:p>261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626" table:style-name="ce1">
            <text:p>262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633" table:style-name="ce1">
            <text:p>263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640" table:style-name="ce1">
            <text:p>264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647" table:style-name="ce1">
            <text:p>264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654" table:style-name="ce1">
            <text:p>265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2661" table:style-name="ce1">
            <text:p>266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668" table:style-name="ce1">
            <text:p>266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675" table:style-name="ce1">
            <text:p>267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682" table:style-name="ce1">
            <text:p>268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2689" table:style-name="ce1">
            <text:p>268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696" table:style-name="ce1">
            <text:p>269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2703" table:style-name="ce1">
            <text:p>270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710" table:style-name="ce1">
            <text:p>271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2717" table:style-name="ce1">
            <text:p>271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2724" table:style-name="ce1">
            <text:p>2724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2731" table:style-name="ce1">
            <text:p>273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738" table:style-name="ce1">
            <text:p>273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2745" table:style-name="ce1">
            <text:p>274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752" table:style-name="ce1">
            <text:p>275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2759" table:style-name="ce1">
            <text:p>2759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766" table:style-name="ce1">
            <text:p>276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2773" table:style-name="ce1">
            <text:p>2773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780" table:style-name="ce1">
            <text:p>278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2787" table:style-name="ce1">
            <text:p>278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794" table:style-name="ce1">
            <text:p>279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801" table:style-name="ce1">
            <text:p>280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808" table:style-name="ce1">
            <text:p>280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815" table:style-name="ce1">
            <text:p>281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822" table:style-name="ce1">
            <text:p>282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2829" table:style-name="ce1">
            <text:p>282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2836" table:style-name="ce1">
            <text:p>28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843" table:style-name="ce1">
            <text:p>284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850" table:style-name="ce1">
            <text:p>285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2857" table:style-name="ce1">
            <text:p>285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864" table:style-name="ce1">
            <text:p>2864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871" table:style-name="ce1">
            <text:p>287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878" table:style-name="ce1">
            <text:p>287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2885" table:style-name="ce1">
            <text:p>288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892" table:style-name="ce1">
            <text:p>289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2899" table:style-name="ce1">
            <text:p>289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906" table:style-name="ce1">
            <text:p>290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2913" table:style-name="ce1">
            <text:p>291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920" table:style-name="ce1">
            <text:p>292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2927" table:style-name="ce1">
            <text:p>292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934" table:style-name="ce1">
            <text:p>2934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2941" table:style-name="ce1">
            <text:p>294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948" table:style-name="ce1">
            <text:p>2948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2955" table:style-name="ce1">
            <text:p>295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962" table:style-name="ce1">
            <text:p>296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2969" table:style-name="ce1">
            <text:p>2969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976" table:style-name="ce1">
            <text:p>297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2983" table:style-name="ce1">
            <text:p>298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990" table:style-name="ce1">
            <text:p>2990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2997" table:style-name="ce1">
            <text:p>299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3004" table:style-name="ce1">
            <text:p>300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3011" table:style-name="ce1">
            <text:p>301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3018" table:style-name="ce1">
            <text:p>3018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3025" table:style-name="ce1">
            <text:p>302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3032" table:style-name="ce1">
            <text:p>303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3039" table:style-name="ce1">
            <text:p>303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3046" table:style-name="ce1">
            <text:p>304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3053" table:style-name="ce1">
            <text:p>305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060" table:style-name="ce1">
            <text:p>306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3067" table:style-name="ce1">
            <text:p>306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3074" table:style-name="ce1">
            <text:p>307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3081" table:style-name="ce1">
            <text:p>308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088" table:style-name="ce1">
            <text:p>308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3095" table:style-name="ce1">
            <text:p>309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3102" table:style-name="ce1">
            <text:p>310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3109" table:style-name="ce1">
            <text:p>3109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3116" table:style-name="ce1">
            <text:p>3116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3123" table:style-name="ce1">
            <text:p>312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3130" table:style-name="ce1">
            <text:p>313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3137" table:style-name="ce1">
            <text:p>313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3144" table:style-name="ce1">
            <text:p>314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3151" table:style-name="ce1">
            <text:p>315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3158" table:style-name="ce1">
            <text:p>3158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3165" table:style-name="ce1">
            <text:p>316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3172" table:style-name="ce1">
            <text:p>317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3179" table:style-name="ce1">
            <text:p>317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186" table:style-name="ce1">
            <text:p>3186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3193" table:style-name="ce1">
            <text:p>319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200" table:style-name="ce1">
            <text:p>320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3207" table:style-name="ce1">
            <text:p>320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214" table:style-name="ce1">
            <text:p>321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3221" table:style-name="ce1">
            <text:p>322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3228" table:style-name="ce1">
            <text:p>322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3235" table:style-name="ce1">
            <text:p>32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3242" table:style-name="ce1">
            <text:p>324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3249" table:style-name="ce1">
            <text:p>3249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3256" table:style-name="ce1">
            <text:p>3256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3263" table:style-name="ce1">
            <text:p>3263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3270" table:style-name="ce1">
            <text:p>327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3277" table:style-name="ce1">
            <text:p>327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284" table:style-name="ce1">
            <text:p>3284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3291" table:style-name="ce1">
            <text:p>329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3298" table:style-name="ce1">
            <text:p>3298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" table:style-name="ce1">
            <text:p>19</text:p>
          </table:table-cell>
          <table:table-cell office:value-type="float" office:value="3305" table:style-name="ce1">
            <text:p>330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3312" table:style-name="ce1">
            <text:p>331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3319" table:style-name="ce1">
            <text:p>331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3326" table:style-name="ce1">
            <text:p>3326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3333" table:style-name="ce1">
            <text:p>333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3340" table:style-name="ce1">
            <text:p>3340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4" table:style-name="ce1">
            <text:p>14</text:p>
          </table:table-cell>
          <table:table-cell office:value-type="float" office:value="3347" table:style-name="ce1">
            <text:p>3347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3354" table:style-name="ce1">
            <text:p>335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office:value-type="float" office:value="3361" table:style-name="ce1">
            <text:p>3361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3368" table:style-name="ce1">
            <text:p>336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3375" table:style-name="ce1">
            <text:p>337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3382" table:style-name="ce1">
            <text:p>338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3389" table:style-name="ce1">
            <text:p>338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3396" table:style-name="ce1">
            <text:p>3396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3403" table:style-name="ce1">
            <text:p>340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3410" table:style-name="ce1">
            <text:p>3410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5" table:style-name="ce1">
            <text:p>15</text:p>
          </table:table-cell>
          <table:table-cell office:value-type="float" office:value="3417" table:style-name="ce1">
            <text:p>3417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3424" table:style-name="ce1">
            <text:p>342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3431" table:style-name="ce1">
            <text:p>343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3438" table:style-name="ce1">
            <text:p>343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3445" table:style-name="ce1">
            <text:p>3445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452" table:style-name="ce1">
            <text:p>345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3459" table:style-name="ce1">
            <text:p>345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3466" table:style-name="ce1">
            <text:p>3466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6" table:style-name="ce1">
            <text:p>16</text:p>
          </table:table-cell>
          <table:table-cell office:value-type="float" office:value="3473" table:style-name="ce1">
            <text:p>347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3480" table:style-name="ce1">
            <text:p>348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3487" table:style-name="ce1">
            <text:p>348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3494" table:style-name="ce1">
            <text:p>349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office:value-type="float" office:value="3501" table:style-name="ce1">
            <text:p>350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3508" table:style-name="ce1">
            <text:p>350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office:value-type="float" office:value="3515" table:style-name="ce1">
            <text:p>351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3522" table:style-name="ce1">
            <text:p>3522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office:value-type="float" office:value="3529" table:style-name="ce1">
            <text:p>3529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3536" table:style-name="ce1">
            <text:p>3536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3543" table:style-name="ce1">
            <text:p>354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3550" table:style-name="ce1">
            <text:p>3550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" table:style-name="ce1">
            <text:p>20</text:p>
          </table:table-cell>
          <table:table-cell office:value-type="float" office:value="3557" table:style-name="ce1">
            <text:p>355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3564" table:style-name="ce1">
            <text:p>356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4" table:style-name="ce1">
            <text:p>14</text:p>
          </table:table-cell>
          <table:table-cell office:value-type="float" office:value="3571" table:style-name="ce1">
            <text:p>357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3578" table:style-name="ce1">
            <text:p>357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3585" table:style-name="ce1">
            <text:p>358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3592" table:style-name="ce1">
            <text:p>359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8" table:style-name="ce1">
            <text:p>18</text:p>
          </table:table-cell>
          <table:table-cell office:value-type="float" office:value="3599" table:style-name="ce1">
            <text:p>3599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3606" table:style-name="ce1">
            <text:p>3606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3613" table:style-name="ce1">
            <text:p>3613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3620" table:style-name="ce1">
            <text:p>3620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3627" table:style-name="ce1">
            <text:p>362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3634" table:style-name="ce1">
            <text:p>3634</text:p>
          </table:table-cell>
          <table:table-cell table:number-columns-repeated="16381"/>
        </table:table-row>
        <table:table-row table:number-rows-repeated="10480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user</dc:creator>
    <dc:date>2022-10-15T14:29:27Z</dc:date>
    <meta:print-date>2022-10-15T14:17:00Z</meta:print-date>
    <meta:editing-cycles>2</meta:editing-cycles>
    <meta:editing-duration>PT313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34.9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Simulation time (s)</text:p>
            </chart:title>
            <chart:categories table:cell-range-address="Sheet1.$C$2:.$C$521"/>
          </chart:axis>
          <chart:axis chart:dimension="y" chart:name="primary-y" chart:style-name="Axs1">
            <chart:title chart:style-name="AT01">
              <text:p text:style-name="a1" text:class-names="" text:cond-style-name="">Total waiting vehicle</text:p>
            </chart:title>
            <chart:grid chart:class="major" chart:style-name="GMa1"/>
          </chart:axis>
          <chart:series chart:label-cell-address="Sheet1.$A$1" chart:values-cell-range-address="Sheet1.$A$2:.$A$521" chart:class="chart:line" chart:attached-axis="primary-y" chart:style-name="G0S0">
            <chart:data-point chart:repeated="520"/>
          </chart:series>
          <chart:series chart:label-cell-address="Sheet1.$B$1" chart:values-cell-range-address="Sheet1.$B$2:.$B$521" chart:class="chart:line" chart:attached-axis="primary-y" chart:style-name="G0S1">
            <chart:data-point chart:repeated="5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